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ubtitle">
      <style:paragraph-properties fo:margin-left="0mm" fo:margin-right="0mm" fo:margin-top="0mm" fo:margin-bottom="3mm" style:contextual-spacing="false" fo:text-indent="0mm" style:auto-text-indent="false" fo:padding-left="0mm" fo:padding-right="0mm" fo:padding-top="0mm" fo:padding-bottom="0.79mm" fo:border="none" style:shadow="none"/>
      <style:text-properties officeooo:paragraph-rsid="000a68cc"/>
    </style:style>
    <style:style style:name="P2" style:family="paragraph" style:parent-style-name="Text_20_body">
      <style:paragraph-properties fo:margin-left="25.01mm" fo:margin-right="0mm" fo:margin-top="0mm" fo:margin-bottom="3mm" style:contextual-spacing="false" fo:text-indent="0mm" style:auto-text-indent="false" fo:padding-left="0mm" fo:padding-right="0mm" fo:padding-top="0mm" fo:padding-bottom="0.79mm" fo:border="none" style:shadow="none"/>
    </style:style>
    <style:style style:name="P3" style:family="paragraph" style:parent-style-name="Text_20_body">
      <style:paragraph-properties fo:margin-top="0mm" fo:margin-bottom="3mm" style:contextual-spacing="false" fo:padding-left="0mm" fo:padding-right="0mm" fo:padding-top="0mm" fo:padding-bottom="0.79mm" fo:border="none" style:shadow="none"/>
    </style:style>
    <style:style style:name="P4" style:family="paragraph" style:parent-style-name="Text_20_body" style:list-style-name="L1">
      <style:paragraph-properties fo:margin-top="0mm" fo:margin-bottom="3mm" style:contextual-spacing="false" fo:padding-left="0mm" fo:padding-right="0mm" fo:padding-top="0mm" fo:padding-bottom="0.79mm" fo:border="none" style:shadow="none"/>
    </style:style>
    <style:style style:name="P5" style:family="paragraph" style:parent-style-name="Text_20_body" style:list-style-name="L1">
      <style:paragraph-properties fo:margin-top="0mm" fo:margin-bottom="3mm" style:contextual-spacing="false" fo:padding-left="0mm" fo:padding-right="0mm" fo:padding-top="0mm" fo:padding-bottom="0.79mm" fo:border="none" style:shadow="none"/>
      <style:text-properties officeooo:paragraph-rsid="000a68cc"/>
    </style:style>
    <style:style style:name="P6" style:family="paragraph" style:parent-style-name="Text_20_body" style:list-style-name="L1">
      <style:paragraph-properties fo:margin-top="0mm" fo:margin-bottom="3mm" style:contextual-spacing="false" fo:padding-left="0mm" fo:padding-right="0mm" fo:padding-top="0mm" fo:padding-bottom="0.79mm" fo:border="none" style:shadow="none"/>
      <style:text-properties officeooo:paragraph-rsid="00083133"/>
    </style:style>
    <style:style style:name="P7" style:family="paragraph" style:parent-style-name="Text_20_body" style:list-style-name="L2">
      <style:paragraph-properties fo:margin-top="0mm" fo:margin-bottom="3mm" style:contextual-spacing="false" fo:padding-left="0mm" fo:padding-right="0mm" fo:padding-top="0mm" fo:padding-bottom="0.79mm" fo:border="none" style:shadow="none"/>
    </style:style>
    <style:style style:name="P8" style:family="paragraph" style:parent-style-name="Text_20_body" style:list-style-name="L3">
      <style:paragraph-properties fo:margin-top="0mm" fo:margin-bottom="3mm" style:contextual-spacing="false" fo:padding-left="0mm" fo:padding-right="0mm" fo:padding-top="0mm" fo:padding-bottom="0.79mm" fo:border="none" style:shadow="none"/>
    </style:style>
    <style:style style:name="P9" style:family="paragraph" style:parent-style-name="Text_20_body" style:list-style-name="L4">
      <style:paragraph-properties fo:margin-top="0mm" fo:margin-bottom="3mm" style:contextual-spacing="false" fo:padding-left="0mm" fo:padding-right="0mm" fo:padding-top="0mm" fo:padding-bottom="0.79mm" fo:border="none" style:shadow="none"/>
    </style:style>
    <style:style style:name="P10" style:family="paragraph" style:parent-style-name="Text_20_body" style:list-style-name="L5">
      <style:paragraph-properties fo:margin-top="0mm" fo:margin-bottom="3mm" style:contextual-spacing="false" fo:padding-left="0mm" fo:padding-right="0mm" fo:padding-top="0mm" fo:padding-bottom="0.79mm" fo:border="none" style:shadow="none"/>
    </style:style>
    <style:style style:name="P11" style:family="paragraph" style:parent-style-name="Text_20_body" style:list-style-name="L6">
      <style:paragraph-properties fo:margin-top="0mm" fo:margin-bottom="3mm" style:contextual-spacing="false" fo:padding-left="0mm" fo:padding-right="0mm" fo:padding-top="0mm" fo:padding-bottom="0.79mm" fo:border="none" style:shadow="none"/>
    </style:style>
    <style:style style:name="P12" style:family="paragraph" style:parent-style-name="Text_20_body" style:list-style-name="L7">
      <style:paragraph-properties fo:margin-top="0mm" fo:margin-bottom="3mm" style:contextual-spacing="false" fo:padding-left="0mm" fo:padding-right="0mm" fo:padding-top="0mm" fo:padding-bottom="0.79mm" fo:border="none" style:shadow="none"/>
    </style:style>
    <style:style style:name="P13" style:family="paragraph">
      <loext:graphic-properties draw:fill="gradient" draw:fill-color="#729fcf" draw:fill-gradient-name="Gradient_20_7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style:style style:name="gr1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gradient" draw:fill-color="#729fcf" draw:fill-gradient-name="Gradient_20_7" draw:textarea-horizontal-align="justify" draw:textarea-vertical-align="middle" draw:auto-grow-height="false" fo:min-height="283.46mm" fo:min-width="30.37mm" fo:padding-top="1.25mm" fo:padding-bottom="1.25mm" fo:padding-left="2.5mm" fo:padding-right="2.5mm" draw:shadow="hidden" draw:shadow-offset-x="1.99mm" draw:shadow-offset-y="1.99m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Введение</text:p>
      <text:p text:style-name="P1">План тестирования Ajenti core 2.1.36 веб интерфейса администрирования операционной системы</text:p>
      <text:list xml:id="list4175495739" text:style-name="L1">
        <text:list-item>
          <text:p text:style-name="P5">Объект тестирования</text:p>
        </text:list-item>
      </text:list>
      <text:p text:style-name="P2">Ajenti panel</text:p>
      <text:list xml:id="list3258596617" text:style-name="L2">
        <text:list-item>
          <text:list>
            <text:list-item>
              <text:p text:style-name="P7">в условиях:</text:p>
            </text:list-item>
          </text:list>
        </text:list-item>
      </text:list>
      <text:p text:style-name="P2">OS Ubutnu 20.04.1 witch last updates (core Linux 5.4.0.48-geberic)</text:p>
      <text:p text:style-name="P2">Software: Ajenti core 2.1.36</text:p>
      <text:p text:style-name="P2">…</text:p>
      <text:list xml:id="list1162955234" text:style-name="L3">
        <text:list-item>
          <text:list>
            <text:list-item>
              <text:p text:style-name="P8">в интерфейсе:</text:p>
            </text:list-item>
          </text:list>
        </text:list-item>
      </text:list>
      <text:p text:style-name="P2">Firefox web browser for Linux</text:p>
      <text:p text:style-name="P2">Chromium web browser for Linux</text:p>
      <text:list xml:id="list4216595745926" text:continue-list="list4175495739" text:style-name="L1">
        <text:list-item>
          <text:p text:style-name="P4">Тестируется</text:p>
        </text:list-item>
      </text:list>
      <text:p text:style-name="P2">Веб интерфейс</text:p>
      <text:p text:style-name="P2">Система логина</text:p>
      <text:p text:style-name="P2">Меню</text:p>
      <text:p text:style-name="P2">Дашборд</text:p>
      <text:list xml:id="list4216221494146" text:continue-numbering="true" text:style-name="L1">
        <text:list-item>
          <text:p text:style-name="P4">Способ</text:p>
        </text:list-item>
      </text:list>
      <text:list xml:id="list1210529212" text:style-name="L4">
        <text:list-item>
          <text:list>
            <text:list-item>
              <text:p text:style-name="P9">Ручное тестирование</text:p>
            </text:list-item>
          </text:list>
        </text:list-item>
      </text:list>
      <text:p text:style-name="P2">*</text:p>
      <text:p text:style-name="P2">*</text:p>
      <text:p text:style-name="P2">*</text:p>
      <text:p text:style-name="P2">*</text:p>
      <text:list xml:id="list3633701570" text:style-name="L5">
        <text:list-item>
          <text:list>
            <text:list-item>
              <text:p text:style-name="P10">Авто тестирование</text:p>
            </text:list-item>
          </text:list>
        </text:list-item>
      </text:list>
      <text:p text:style-name="P2">*</text:p>
      <text:list xml:id="list4216671076154" text:continue-list="list4216221494146" text:style-name="L1">
        <text:list-item>
          <text:p text:style-name="P6">Последовательность</text:p>
        </text:list-item>
      </text:list>
      <text:list xml:id="list2277732830" text:style-name="L6">
        <text:list-item>
          <text:list>
            <text:list-item>
              <text:p text:style-name="P11">Подготовка</text:p>
            </text:list-item>
          </text:list>
        </text:list-item>
      </text:list>
      <text:p text:style-name="P2">Создание виртуального окружения</text:p>
      <text:p text:style-name="P2">Напсиание кейсов</text:p>
      <text:list xml:id="list2399726423" text:style-name="L7">
        <text:list-item>
          <text:list>
            <text:list-item>
              <text:p text:style-name="P12">Тестирование</text:p>
            </text:list-item>
            <text:list-item>
              <text:p text:style-name="P12">Результаты</text:p>
            </text:list-item>
          </text:list>
        </text:list-item>
      </text:list>
      <text:list xml:id="list4216175017692" text:continue-list="list4216671076154" text:style-name="L1">
        <text:list-item>
          <text:p text:style-name="P4">Критерии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deg" draw:border="50%"/>
    <draw:gradient draw:name="Gradient_20_7" draw:display-name="Gradient 7" draw:style="linear" draw:start-color="#aecf00" draw:end-color="#ffffff" draw:start-intensity="100%" draw:end-intensity="100%" draw:angle="30deg" draw:border="0%"/>
    <draw:gradient draw:name="halványuló" draw:style="linear" draw:start-color="#aecf00" draw:end-color="#ffffff" draw:start-intensity="100%" draw:end-intensity="100%" draw:angle="45deg" draw:border="0%"/>
    <draw:gradient draw:name="kék-sárga" draw:style="axial" draw:start-color="#0066cc" draw:end-color="#ffd320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sender_20_address" style:display-name="sender address" style:family="paragraph" style:parent-style-name="Standard" style:class="text">
      <style:paragraph-properties fo:margin-top="0mm" fo:margin-bottom="10mm" style:contextual-spacing="false">
        <style:tab-stops>
          <style:tab-stop style:position="99.89mm"/>
          <style:tab-stop style:position="138.47mm" style:type="right"/>
        </style:tab-stops>
      </style:paragraph-properties>
      <style:text-properties officeooo:rsid="000c5d28"/>
    </style:style>
    <style:style style:name="address" style:family="paragraph" style:parent-style-name="Standard" style:class="text">
      <style:paragraph-properties fo:margin-top="0mm" fo:margin-bottom="20mm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2.39mm" style:type="center"/>
          <style:tab-stop style:position="144.78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2.5mm" style:type="center"/>
          <style:tab-stop style:position="185m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ext_20_body_20_indent" style:display-name="Text body indent" style:family="paragraph" style:parent-style-name="Text_20_body" style:class="text">
      <style:paragraph-properties fo:margin-left="4.99mm" fo:margin-right="0mm" fo:text-indent="0mm" style:auto-text-indent="false"/>
    </style:style>
    <style:style style:name="Hanging_20_indent" style:display-name="Hanging indent" style:family="paragraph" style:parent-style-name="Text_20_body" style:class="text">
      <style:paragraph-properties fo:margin-left="10mm" fo:margin-right="0mm" fo:text-indent="-4.99mm" style:auto-text-indent="false">
        <style:tab-stops>
          <style:tab-stop style:position="0m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0.01mm" fo:margin-right="0mm" fo:text-indent="-45mm" style:auto-text-indent="false">
        <style:tab-stops>
          <style:tab-stop style:position="0m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/>
    </style:style>
    <style:style style:name="Bullet_20_Symbols" style:display-name="Bullet Symbols" style:family="text">
      <style:text-properties style:font-name="OpenSymbol" fo:font-family="OpenSymbol" style:font-charset="x-symbol"/>
    </style:style>
    <style:style style:name="Numbering_20_Symbols" style:display-name="Numbering Symbols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trong_20_Emphasis" style:display-name="Strong Emphasis" style:family="text">
      <style:text-properties fo:color="#004586" loext:opacity="100%" fo:font-weight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Labels" style:family="graphic" style:auto-update="true">
      <style:graphic-properties svg:width="89.99mm" svg:height="52mm" text:anchor-type="as-char" svg:y="0mm" fo:margin-left="0mm" fo:margin-right="0mm" fo:margin-top="0mm" fo:margin-bottom="0mm" style:protect="size position" style:vertical-pos="top" style:vertical-rel="baseline"/>
    </style:style>
    <style:style style:name="standard" style:family="graphic">
      <style:graphic-properties fo:background-color="#cfe7f5" style:background-transparency="0%" draw:fill="solid" draw:fill-color="#cfe7f5" draw:opacity="100%" fo:padding-left="2.5mm" fo:padding-right="2.5mm" fo:padding-top="1.25mm" fo:padding-bottom="1.25mm" fo:border="none"/>
    </style:style>
    <style:style style:name="objectwitharrow" style:family="graphic" style:parent-style-name="standard"/>
    <style:style style:name="objectwithshadow" style:family="graphic" style:parent-style-name="standard"/>
    <style:style style:name="objectwithoutfill" style:family="graphic" style:parent-style-name="standard">
      <style:graphic-properties fo:background-color="transparent" draw:fill="none" draw:fill-color="#729fcf"/>
    </style:style>
    <style:style style:name="text" style:family="graphic" style:parent-style-name="standard">
      <style:graphic-properties fo:background-color="transparent" draw:fill="none" draw:fill-color="#729fcf"/>
    </style:style>
    <style:style style:name="textbody" style:family="graphic" style:parent-style-name="standard">
      <style:graphic-properties fo:background-color="transparent" draw:fill="none" draw:fill-color="#729fcf"/>
    </style:style>
    <style:style style:name="textbodyjustfied" style:family="graphic" style:parent-style-name="standard">
      <style:graphic-properties fo:background-color="transparent" draw:fill="none" draw:fill-color="#729fcf"/>
    </style:style>
    <style:style style:name="textbodyindent" style:family="graphic" style:parent-style-name="standard">
      <style:graphic-properties fo:background-color="transparent" draw:fill="none" draw:fill-color="#729fcf"/>
    </style:style>
    <style:style style:name="title" style:family="graphic" style:parent-style-name="standard">
      <style:graphic-properties fo:background-color="transparent" draw:fill="none" draw:fill-color="#729fcf"/>
    </style:style>
    <style:style style:name="title1" style:family="graphic" style:parent-style-name="standard">
      <style:graphic-properties fo:background-color="#008080" style:background-transparency="0%" draw:fill="solid" draw:fill-color="#008080" draw:opacity="100%"/>
    </style:style>
    <style:style style:name="title2" style:family="graphic" style:parent-style-name="standard">
      <style:graphic-properties draw:fill-color="#ffcc99"/>
    </style:style>
    <style:style style:name="headline" style:family="graphic" style:parent-style-name="standard">
      <style:graphic-properties fo:background-color="transparent" draw:fill="none" draw:fill-color="#729fcf"/>
    </style:style>
    <style:style style:name="headline1" style:family="graphic" style:parent-style-name="standard">
      <style:graphic-properties fo:background-color="transparent" draw:fill="none" draw:fill-color="#729fcf"/>
    </style:style>
    <style:style style:name="headline2" style:family="graphic" style:parent-style-name="standard">
      <style:graphic-properties fo:background-color="transparent" draw:fill="none" draw:fill-color="#729fcf"/>
    </style:style>
    <style:style style:name="measure" style:family="graphic" style:parent-style-name="standard">
      <style:graphic-properties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>
      <loext:graphic-properties draw:fill="gradient" draw:fill-color="#729fcf" draw:fill-gradient-name="Gradient_20_7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/>
    </style:style>
    <style:style style:name="Mgr1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gradient" draw:fill-color="#729fcf" draw:fill-gradient-name="Gradient_20_7" draw:textarea-horizontal-align="justify" draw:textarea-vertical-align="middle" draw:auto-grow-height="false" fo:min-height="283.46mm" fo:min-width="30.37mm" fo:padding-top="1.25mm" fo:padding-bottom="1.25mm" fo:padding-left="2.5mm" fo:padding-right="2.5mm" draw:shadow="hidden" draw:shadow-offset-x="1.99mm" draw:shadow-offset-y="1.99m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2.75mm" fo:margin-bottom="20mm" fo:margin-left="44.98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svg:height="8.91mm" fo:margin-left="0mm" fo:margin-right="0mm" fo:margin-bottom="4.99mm"/>
      </style:header-style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80mm" fo:page-height="210.01mm" style:num-format="1" style:print-orientation="landscape" fo:margin-top="0mm" fo:margin-bottom="0mm" fo:margin-left="0mm" fo:margin-right="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729fcf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><draw:custom-shape text:anchor-type="paragraph" draw:z-index="0" draw:name="Shape1" draw:style-name="Mgr1" draw:text-style-name="MP1" svg:width="35.39mm" svg:height="285.97mm" svg:x="-39.46mm" svg:y="-7.07mm"><text:p/><draw:enhanced-geometry svg:viewBox="0 0 21600 21600" draw:type="rectangle" draw:enhanced-path="M 0 0 L 21600 0 21600 21600 0 21600 0 0 Z N"/></draw:custom-shape></text:p>
      </style:header>
    </style:master-page>
    <style:master-page style:name="Endnote" style:page-layout-name="Mpm3"/>
    <style:master-page style:name="Beehive" style:page-layout-name="Mpm4" draw:style-name="Mdp1"/>
    <style:master-page style:name="Beehive1" style:page-layout-name="Mpm4" draw:style-name="Mdp1"/>
    <style:master-page style:name="Vintage" style:page-layout-name="Mpm4" draw:style-name="Mdp1"/>
    <style:master-page style:name="Standard_20_1" style:display-name="Standard 1" style:page-layout-name="Mpm4" draw:style-name="Mdp1"/>
    <style:master-page style:name="Standard_20_2" style:display-name="Standard 2" style:page-layout-name="Mpm4" draw:style-name="Mdp1"/>
    <style:master-page style:name="Standard_20_3" style:display-name="Standard 3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2.2$Linux_X86_64 LibreOffice_project/00$Build-2</meta:generator>
    <dc:date>2020-11-06T00:42:14.418713049</dc:date>
    <meta:editing-duration>PT58M34S</meta:editing-duration>
    <meta:editing-cycles>11</meta:editing-cycles>
    <meta:document-statistic meta:table-count="0" meta:image-count="0" meta:object-count="0" meta:page-count="1" meta:paragraph-count="31" meta:word-count="82" meta:character-count="525" meta:non-whitespace-character-count="486"/>
  </office:meta>
</office:document-meta>
</file>